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6138in"/>
    </style:style>
    <style:style style:name="co2" style:family="table-column">
      <style:table-column-properties fo:break-before="auto" style:column-width="5.30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8984in"/>
    </style:style>
    <style:style style:name="co5" style:family="table-column">
      <style:table-column-properties fo:break-before="auto" style:column-width="4.3402in"/>
    </style:style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8" style:family="table-column">
      <style:table-column-properties fo:break-before="auto" style:column-width="3.202in"/>
    </style:style>
    <style:style style:name="co9" style:family="table-column">
      <style:table-column-properties fo:break-before="auto" style:column-width="5.2437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ro1" style:family="table-row">
      <style:table-row-properties style:row-height="2.5228in" fo:break-before="auto" style:use-optimal-row-height="false"/>
    </style:style>
    <style:style style:name="ro2" style:family="table-row">
      <style:table-row-properties style:row-height="3.1402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3.572in" fo:break-before="auto" style:use-optimal-row-height="false"/>
    </style:style>
    <style:style style:name="ro7" style:family="table-row">
      <style:table-row-properties style:row-height="2.3299in" fo:break-before="auto" style:use-optimal-row-height="false"/>
    </style:style>
    <style:style style:name="ro8" style:family="table-row">
      <style:table-row-properties style:row-height="0.4626in" fo:break-before="auto" style:use-optimal-row-height="true"/>
    </style:style>
    <style:style style:name="ro9" style:family="table-row">
      <style:table-row-properties style:row-height="2.7in" fo:break-before="auto" style:use-optimal-row-height="false"/>
    </style:style>
    <style:style style:name="ro10" style:family="table-row">
      <style:table-row-properties style:row-height="2.9161in" fo:break-before="auto" style:use-optimal-row-height="false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13" style:family="table-row">
      <style:table-row-properties style:row-height="3.3563in" fo:break-before="auto" style:use-optimal-row-height="false"/>
    </style:style>
    <style:style style:name="ro14" style:family="table-row">
      <style:table-row-properties style:row-height="2.3689in" fo:break-before="auto" style:use-optimal-row-height="fals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ce9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10" style:family="table-cell" style:parent-style-name="Default">
      <style:text-properties fo:color="#0000ff" style:font-name="Liberation Sans" style:font-name-asian="Droid Sans" style:font-name-complex="Lohit Hindi"/>
    </style:style>
    <style:style style:name="ce11" style:family="table-cell" style:parent-style-name="Default">
      <style:text-properties fo:color="#0000ff"/>
    </style:style>
    <style:style style:name="ce12" style:family="table-cell" style:parent-style-name="Default">
      <style:text-properties style:font-name="Liberation Sans" style:font-name-asian="Droid Sans"/>
    </style:style>
    <style:style style:name="ce13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14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15" style:family="table-cell" style:parent-style-name="Default">
      <style:text-properties fo:color="#000000" style:font-name="Liberation Sans" style:font-name-asian="Droid Sans"/>
    </style:style>
    <style:style style:name="ce16" style:family="table-cell" style:parent-style-name="Default">
      <style:text-properties fo:color="#0000ff" style:font-name="Liberation Sans" style:font-name-asian="Droid Sans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21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>
      <style:text-properties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25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26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2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28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31" style:family="table-cell" style:parent-style-name="Default">
      <style:text-properties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35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8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ffff"/>
    </style:style>
    <style:style style:name="T6" style:family="text">
      <style:text-properties fo:color="#000000" style:text-line-through-type="none"/>
    </style:style>
    <style:style style:name="T7" style:family="text">
      <style:text-properties fo:color="#000000" style:text-line-through-type="none" fo:font-weight="normal" style:font-weight-asian="normal" style:font-weight-complex="normal"/>
    </style:style>
    <style:style style:name="T8" style:family="text">
      <style:text-properties fo:color="#999999"/>
    </style:style>
    <style:style style:name="T9" style:family="text">
      <style:text-properties fo:color="#23ff23"/>
    </style:style>
    <style:style style:name="T10" style:family="text">
      <style:text-properties fo:color="#cc6633"/>
    </style:style>
    <style:style style:name="T11" style:family="text">
      <style:text-properties fo:color="#ff0000" fo:font-weight="normal" style:font-weight-asian="normal" style:font-weight-complex="normal"/>
    </style:style>
    <style:style style:name="T12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3" style:family="text">
      <style:text-properties style:font-name="Liberation Sans" style:font-name-asian="Droid Sans"/>
    </style:style>
    <style:style style:name="T14" style:family="text">
      <style:text-properties style:text-line-through-type="none" fo:color="#ff0000" fo:font-weight="normal" style:font-weight-asian="normal" style:font-weight-complex="normal"/>
    </style:style>
    <style:style style:name="T15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16" style:family="text">
      <style:text-properties fo:color="#000000" style:font-name="Liberation Sans" style:font-name-asian="Droid Sans"/>
    </style:style>
    <style:style style:name="T17" style:family="text">
      <style:text-properties style:font-name-asian="Droid Sans" style:font-size-asian="14pt" style:font-size-complex="14pt"/>
    </style:style>
    <style:style style:name="T18" style:family="text">
      <style:text-properties style:font-name="Liberation Sans" fo:font-size="14pt" style:font-name-asian="Droid Sans" style:font-size-asian="14pt" style:font-size-complex="14pt"/>
    </style:style>
    <style:style style:name="T19" style:family="text">
      <style:text-properties fo:color="#0000ff"/>
    </style:style>
    <style:style style:name="T20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21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22" style:family="text">
      <style:text-properties style:font-name="Liberation Sans" style:font-name-asian="Droid Sans" fo:font-weight="bold" style:font-weight-asian="bold" style:font-weight-complex="bold"/>
    </style:style>
    <style:style style:name="T23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24" style:family="text">
      <style:text-properties fo:color="#000000" style:font-name="Liberation Sans" fo:font-weight="bold" style:font-name-asian="Droid Sans" style:font-weight-asian="bold" style:font-weight-complex="bold"/>
    </style:style>
    <style:style style:name="T25" style:family="text">
      <style:text-properties fo:color="#0000ff" style:font-name="Liberation Sans" style:font-name-asian="Droid Sans"/>
    </style:style>
    <style:style style:name="T26" style:family="text">
      <style:text-properties fo:color="#0047ff"/>
    </style:style>
    <style:style style:name="T27" style:family="text">
      <style:text-properties style:font-name="Liberation Sans" fo:font-weight="bold" style:font-name-asian="Droid Sans" style:font-weight-asian="bold" style:font-weight-complex="bold"/>
    </style:style>
    <style:style style:name="T28" style:family="text">
      <style:text-properties style:font-name="Liberation Sans" fo:font-size="10pt" style:font-name-asian="Droid Sans" style:font-size-asian="10pt" style:font-size-complex="10pt"/>
    </style:style>
    <style:style style:name="T29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30" style:family="text">
      <style:text-properties style:font-name="Liberation Sans" fo:font-size="11pt" style:font-name-asian="Droid Sans" style:font-size-asian="11pt" style:font-size-complex="11pt"/>
    </style:style>
    <style:style style:name="T31" style:family="text">
      <style:text-properties fo:color="#000000" fo:font-size="14pt"/>
    </style:style>
    <style:style style:name="T32" style:family="text">
      <style:text-properties fo:font-size="14pt" fo:color="#ff0000"/>
    </style:style>
    <style:style style:name="T33" style:family="text">
      <style:text-properties fo:font-size="14pt" fo:color="#000000"/>
    </style:style>
    <style:style style:name="T34" style:family="text">
      <style:text-properties fo:font-size="14pt" fo:color="#000000" fo:font-weight="normal" style:font-weight-asian="normal" style:font-weight-complex="normal"/>
    </style:style>
    <style:style style:name="T35" style:family="text">
      <style:text-properties fo:font-size="12pt"/>
    </style:style>
    <style:style style:name="T36" style:family="text">
      <style:text-properties fo:color="#ff0000" fo:font-size="14pt"/>
    </style:style>
    <style:style style:name="T37" style:family="text">
      <style:text-properties style:font-size-asian="14pt" style:font-size-complex="14pt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text-line-through-type="single" style:font-name-asian="Droid Sans" style:font-size-asian="14pt" style:font-size-complex="14pt"/>
    </style:style>
    <style:style style:name="T40" style:family="text">
      <style:text-properties style:font-name="Liberation Sans" fo:font-weight="normal" style:font-name-asian="Droid Sans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Liberation Sans" fo:font-weight="bold" style:font-name-asian="Droid Sans" style:font-name-complex="" style:font-weight-asian="bold" style:font-weight-complex="bold"/>
    </style:style>
    <style:style style:name="T43" style:family="text">
      <style:text-properties style:text-line-through-type="single"/>
    </style:style>
    <style:style style:name="T44" style:family="text">
      <style:text-properties fo:color="#000000" style:font-name="Liberation Sans" style:font-name-asian="Droid Sans" style:text-position="super"/>
    </style:style>
    <style:style style:name="T45" style:family="text">
      <style:text-properties fo:color="#000000" style:font-name="Liberation Sans" fo:font-weight="normal" style:font-name-asian="Droid Sans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ME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/>
            <text:p><text:span text:style-name="T1"> {</text:span><text:span text:style-name="T2">3</text:span><text:span text:style-name="T1">, 7, 11, </text:span><text:span text:style-name="T3">15</text:span><text:span text:style-name="T1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5">4,</text:span><text:span text:style-name="T1"> 6, 9, 10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2">
          <table:table-cell office:value-type="string" calcext:value-type="string">
            <text:p/>
            <text:p><text:span text:style-name="T1">{8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">{</text:span><text:span text:style-name="T7">5</text:span><text:span text:style-name="T1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2"/>
          <table:table-cell table:style-name="Default" office:value-type="string" calcext:value-type="string">
            <text:p><text:span text:style-name="T8">15</text:span>, <text:span text:style-name="T9">30</text:span>, <text:span text:style-name="T10">45</text:span>,<text:span text:style-name="T2"> 60</text:span></text:p>
          </table:table-cell>
        </table:table-row>
        <table:table-row table:style-name="ro4">
          <table:table-cell table:style-name="ce2" office:value-type="string" calcext:value-type="string">
            <text:p><text:span text:style-name="T4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4" table:default-cell-style-name="Default"/>
        <table:table-column table:style-name="co5" table:default-cell-style-name="Default"/>
        <table:table-row table:style-name="ro6">
          <table:table-cell table:style-name="ce1"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 </text:span><text:span text:style-name="T2">11</text:span><text:span text:style-name="T5">,</text:span><text:span text:style-name="T1"> </text:span><text:span text:style-name="T11">15</text:span><text:span text:style-name="T1">, </text:span><text:span text:style-name="T2">20</text:span><text:span text:style-name="T5">,</text:span><text:span text:style-name="T1"> 23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, 2</text:span><text:span text:style-name="T1">, </text:span><text:span text:style-name="T2">4</text:span><text:span text:style-name="T1">, </text:span><text:span text:style-name="T2">6</text:span><text:span text:style-name="T1">,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5">22</text:span><text:span text:style-name="T1">}</text:span></text:p>
            <text:p/>
            <text:p><text:a xlink:href="file:///home/mohamed/Desktop/windowOfFour/ipta-2015.odt" xlink:type="simple">IPTA-2015</text:a></text:p>
            <text:p><text:span text:style-name="T13"/></text:p>
          </table:table-cell>
        </table:table-row>
        <table:table-row table:style-name="ro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<text:span text:style-name="T12">Planning</text:span></text:p>
            <text:p/>
            <text:p><text:span text:style-name="T12">Presentation</text:span></text:p>
            <text:p/>
            <text:p/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1">, </text:span><text:span text:style-name="T2">12</text:span><text:span text:style-name="T1">,</text:span><text:span text:style-name="T2"> 18</text:span><text:span text:style-name="T1">, 24}</text:span></text:p>
            <text:p/>
            <text:p><text:span text:style-name="T15"><text:a xlink:href="file:///home/mohamed/Desktop/windowOfFour/finalVersionAug31.odt" xlink:type="simple">Generate  a final version</text:a></text:span></text:p>
            <text:p><text:span text:style-name="T16">(Next: Fix Bugs.)</text:span></text:p>
            <text:p><text:span text:style-name="T16">Manual, Supp., Clean Code</text:span></text:p>
            <text:p><text:span text:style-name="T16">DL: Jan.05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8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9" office:value-type="string" calcext:value-type="string">
            <text:p><text:span text:style-name="T17"><text:a xlink:href="file:///home/mohamed/Desktop/windowOfFour/foldChange.odt" xlink:type="simple">Fold Change Charts for Int &amp; Size</text:a></text:span></text:p>
          </table:table-cell>
        </table:table-row>
        <table:table-row table:style-name="ro8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18"><text:a xlink:href="file:///home/mohamed/Desktop/windowOfFour/plosCompVersion.odt" xlink:type="simple">Make A Plos Comp. Biology Version</text:a></text:span></text:p>
            <text:p><text:span text:style-name="T18">+ review guidelines (check image dpi)</text:span></text:p>
          </table:table-cell>
        </table:table-row>
        <table:table-row table:style-name="ro8">
          <table:table-cell office:value-type="string" calcext:value-type="string">
            <text:p>manual</text:p>
          </table:table-cell>
          <table:table-cell table:style-name="ce8" office:value-type="string" calcext:value-type="string">
            <text:p><text:span text:style-name="T18"><text:a xlink:href="#InOutFocus" xlink:type="simple">In/Out of Focus Cells</text:a></text:span></text:p>
            <text:p><text:span text:style-name="T18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10" office:value-type="string" calcext:value-type="string">
            <text:p><text:span text:style-name="T19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8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11" office:value-type="string" calcext:value-type="string">
            <text:p><text:span text:style-name="T19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11" office:value-type="string" calcext:value-type="string">
            <text:p><text:span text:style-name="T19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<text:span text:style-name="T13">*. </text:span><text:span text:style-name="T13"><text:a xlink:href="file:///home/mohamed/Desktop/windowOfFour/improveDiscussion.odt" xlink:type="simple">Improve Discussion</text:a></text:span><text:span text:style-name="T13"> (imp.) (DL: 14/09 (4) )</text:span></text:p>
          </table:table-cell>
        </table:table-row>
        <table:table-row table:style-name="ro3">
          <table:table-cell/>
          <table:table-cell table:style-name="ce13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14" office:value-type="string" calcext:value-type="string">
            <text:p><text:span text:style-name="T20">Plos-One version </text:span><text:span text:style-name="T21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13">*. </text:span><text:span text:style-name="T22">FC +- std Chart </text:span><text:span text:style-name="T23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24">Scale Bars</text:span><text:span text:style-name="T13">  (DL: 14/09)</text:span></text:p>
          </table:table-cell>
        </table:table-row>
        <table:table-row table:style-name="ro5">
          <table:table-cell/>
          <table:table-cell table:style-name="ce12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15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15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15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3" office:value-type="string" calcext:value-type="string">
            <text:p>Finish Report for Asmae</text:p>
          </table:table-cell>
          <table:table-cell table:style-name="ce16" office:value-type="string" calcext:value-type="string">
            <text:p><text:span text:style-name="T25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" office:value-type="string" calcext:value-type="string">
            <text:p>2. Detect nucleus</text:p>
          </table:table-cell>
          <table:table-cell table:style-name="ce16" office:value-type="string" calcext:value-type="string">
            <text:p>Follow the Plan</text:p>
          </table:table-cell>
        </table:table-row>
        <table:table-row table:style-name="ro5">
          <table:table-cell table:style-name="ce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"/>
          <table:table-cell/>
        </table:table-row>
        <table:table-row table:style-name="ro5">
          <table:table-cell table:style-name="ce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6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1" table:default-cell-style-name="ce1"/>
        <table:table-column table:style-name="co2" table:default-cell-style-name="ce1"/>
        <table:table-row table:style-name="ro9">
          <table:table-cell office:value-type="string" calcext:value-type="string">
            <text:p/>
            <text:p><text:span text:style-name="T1">Important: {</text:span><text:span text:style-name="T2">3,</text:span><text:span text:style-name="T1"> </text:span><text:span text:style-name="T2">7</text:span><text:span text:style-name="T1">, </text:span><text:span text:style-name="T2">11</text:span><text:span text:style-name="T1">, </text:span><text:span text:style-name="T11">15</text:span><text:span text:style-name="T1">, </text:span><text:span text:style-name="T2">20</text:span><text:span text:style-name="T1">, 23}</text:span></text:p>
            <text:p>Important Goals (Important but not Urgent)</text:p>
            <text:p/>
            <text:p/>
            <text:p><text:span text:style-name="T25"><text:a xlink:href="#ICDIP_Journal" xlink:type="simple">ICDIP to Journal</text:a></text:span></text:p>
            <text:p/>
            <text:p><text:span text:style-name="T13">(DL: November)</text:span>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</text:span><text:span text:style-name="T2">10</text:span><text:span text:style-name="T5">,</text:span><text:span text:style-name="T1"> </text:span><text:span text:style-name="T2">13</text:span><text:span text:style-name="T5">,</text:span><text:span text:style-name="T1">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</text:span><text:span text:style-name="T2"> 22</text:span><text:span text:style-name="T1">}</text:span></text:p>
            <text:p/>
            <text:p/>
            <text:p><text:span text:style-name="T13"><text:a xlink:href="file:///home/mohamed/Desktop/windowOfFour/prib2015.ods" xlink:type="simple">PRIB 2015</text:a></text:span></text:p>
            <text:p/>
            <text:p><text:span text:style-name="T13">(DL: March)</text:span></text:p>
            <text:p/>
            <text:p/>
          </table:table-cell>
        </table:table-row>
        <table:table-row table:style-name="ro10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</text:span><text:span text:style-name="T2"> 12</text:span><text:span text:style-name="T1">, </text:span><text:span text:style-name="T2">18</text:span><text:span text:style-name="T1">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" office:value-type="string" calcext:value-type="string">
            <text:p><text:span text:style-name="T1">Important: {3, 7, 11, </text:span><text:span text:style-name="T3">15</text:span><text:span text:style-name="T1">, 20, 23}</text:span></text:p>
            <text:p/>
            <text:p>Expand Contour:</text:p>
            <text:p>1. Fix the Border Cells Problem</text:p>
            <text:p>2. Find Optimal Parameters</text:p>
            <text:p>3. Integrate into App</text:p>
            <text:p/>
            <text:p/>
            <text:p><text:span text:style-name="T27">After DisMax &amp; Expand:</text:span></text:p>
            <text:p><text:span text:style-name="T13">1. Rescore Pratt (</text:span><text:span text:style-name="T22">greater dataset</text:span><text:span text:style-name="T13">)</text:span></text:p>
            <text:p><text:span text:style-name="T13">- images\Dataset+GT </text:span></text:p>
            <text:p><text:span text:style-name="T13">Measurement.scoring.computePrattForDataset</text:span></text:p>
            <text:p/>
            <text:p><text:span text:style-name="T13">523 dataset reference [23] in cellSerpant</text:span></text:p>
            <text:p><text:span text:style-name="T13">Be Careful of Pratt Score (reconsider over/under seg)</text:span></text:p>
            <text:p><text:span text:style-name="T13">F1-Measure</text:span></text:p>
            <text:p><text:span text:style-name="T28"><text:a xlink:href="file:///home/mohamed/mohamed/Phd_Research/Writings/Reports/2014/matLabInteraction.odt" xlink:type="simple">1. CellSerpent MatLab Interaction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14">
          <table:table-cell table:style-name="ce1" office:value-type="string" calcext:value-type="string">
            <text:p><text:span text:style-name="T1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1" office:value-type="string" calcext:value-type="string">
            <text:p><text:span text:style-name="T6">{</text:span><text:span text:style-name="T7">5</text:span><text:span text:style-name="T1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28">a. Active Contour → Snake.java (to test with crop im)</text:span></text:p>
            <text:p><text:span text:style-name="T28">b. Watershed, find dam line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17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11">15</text:span><text:span text:style-name="T1">, 20, 23}</text:span></text:p>
            <text:p>Important:</text:p>
            <text:p/>
            <text:p><text:span text:style-name="T29"><text:a xlink:href="file:///home/mohamed/Desktop/windowOfFour/imageJConf.odt" xlink:type="simple">ImageJ Conf.</text:a></text:span><text:span text:style-name="T29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5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6">*. Separate imageJ and image-Canvas</text:span></text:p>
            <text:p><text:span text:style-name="T16">In InteractiveSegmentation</text:span></text:p>
            <text:p><text:span text:style-name="T16">*. CorrectRois (Tests)</text:span></text:p>
            <text:p><text:span text:style-name="T16">*. Specify Membrane Width</text:span></text:p>
            <text:p><text:span text:style-name="T16">*. write to Images</text:span></text:p>
            <text:p><text:span text:style-name="T16">*. Write ExpandContours Report</text:span></text:p>
            <text:p/>
            <text:p><text:span text:style-name="T29">DA : analyze 2 features (x vs y) , fix int/size &amp; mem charts</text:span></text:p>
            <text:p><text:span text:style-name="T29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0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2">, 12</text:span><text:span text:style-name="T1">, 18, 24}</text:span></text:p>
            <text:p>Interruptions:</text:p>
            <text:p/>
            <text:p><text:span text:style-name="T30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8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9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9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0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2" office:value-type="string" calcext:value-type="string">
            <text:p>Important</text:p>
          </table:table-cell>
          <table:table-cell table:style-name="ce22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distractions</text:p>
          </table:table-cell>
          <table:table-cell table:style-name="ce22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7" office:value-type="string" calcext:value-type="string">
            <text:p>7. DA : analyze 2 features (x vs y) , fix int/size &amp; mem charts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7" office:value-type="string" calcext:value-type="string">
            <text:p>19. Evaluation (New Interface?!)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3"/>
          <table:table-cell table:number-columns-repeated="7"/>
        </table:table-row>
      </table:table>
      <table:table table:name="Interface_Planning" table:style-name="ta1">
        <table:table-column table:style-name="co13" table:default-cell-style-name="ce22"/>
        <table:table-column table:style-name="co6" table:default-cell-style-name="ce22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4" office:value-type="string" calcext:value-type="string">
            <text:p/>
            <text:p><text:span text:style-name="T31">{</text:span><text:span text:style-name="T32">3</text:span><text:span text:style-name="T33">,</text:span><text:span text:style-name="T32"> 7</text:span><text:span text:style-name="T33">, 11, </text:span><text:span text:style-name="T34">15</text:span><text:span text:style-name="T33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5">1. Cover Page (design Image + Latex Template)</text:span></text:p>
            <text:p><text:span text:style-name="T35">2. A final Version</text:span>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2" table:number-columns-repeated="2"/>
        </table:table-row>
        <table:table-row table:style-name="ro5">
          <table:table-cell table:style-name="Default"/>
          <table:table-cell table:style-name="ce22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4" office:value-type="string" calcext:value-type="string">
            <text:p/>
            <text:p><text:span text:style-name="T36">{3</text:span><text:span text:style-name="T33">, 7, 11, </text:span><text:span text:style-name="T34">15</text:span><text:span text:style-name="T33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5"> </text:span><text:span text:style-name="T2">4</text:span><text:span text:style-name="T5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5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5" office:value-type="string" calcext:value-type="string">
            <text:p><text:span text:style-name="T37">1. Introduction   </text:span></text:p>
            <text:p><text:span text:style-name="T37">2. Concepts | Literature | Yeast Analysis Platform</text:span></text:p>
            <text:p><text:span text:style-name="T37">3. Design | Segmentation | Segmentation : Cell Detection</text:span></text:p>
            <text:p><text:span text:style-name="T37">4. Segmentation Algorithms | Measurment &amp; Analysis | Segmentation : Exact Contour Extraction</text:span></text:p>
            <text:p><text:span text:style-name="T37">5. System Workflow and GUI | Workflow &amp; GUI | Texture Measurment</text:span></text:p>
            <text:p><text:span text:style-name="T37">6. Yeast Experiments | Case Studies | Case Study</text:span></text:p>
            <text:p><text:span text:style-name="T37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8" office:value-type="string" calcext:value-type="string">
            <text:p><text:span text:style-name="T38">Di Zi Thesis.</text:span></text:p>
            <text:p><text:span text:style-name="T38">Kuan Thesis.</text:span></text:p>
            <text:p><text:span text:style-name="T38">Alex Thesis.</text:span></text:p>
            <text:p><text:span text:style-name="T38">Asmae's Work</text:span></text:p>
            <text:p><text:span text:style-name="T38">Paul's Works (from Journal References)</text:span></text:p>
            <text:p><text:span text:style-name="T38">From my Previous List (Check Below)</text:span></text:p>
            <text:p/>
            <text:p><text:span text:style-name="T38">Plan What to Do with Structure</text:span></text:p>
            <text:p><text:span text:style-name="T38">Current Design:</text:span></text:p>
            <text:p><text:span text:style-name="T38">1. Introdduction</text:span></text:p>
            <text:p><text:span text:style-name="T38">2. Concepts</text:span></text:p>
            <text:p><text:span text:style-name="T38">3. Design</text:span></text:p>
            <text:p><text:span text:style-name="T38">4. Segmentation Algorithms</text:span></text:p>
            <text:p><text:span text:style-name="T38">5. System Workflow and GUI</text:span></text:p>
            <text:p><text:span text:style-name="T38">6. Yeast Experiments</text:span></text:p>
            <text:p/>
            <text:p><text:span text:style-name="T38">Plan What Contents to Add</text:span></text:p>
            <text:p><text:span text:style-name="T38">1. Paul's Journal</text:span></text:p>
            <text:p><text:span text:style-name="T38">2. ICDIP content</text:span></text:p>
            <text:p><text:span text:style-name="T38">3. ICABME, ImageJ Plugin</text:span></text:p>
            <text:p/>
            <text:p><text:span text:style-name="T38">Plan What Images to Add</text:span></text:p>
            <text:p><text:span text:style-name="T38">1. Images from all published Papers.</text:span></text:p>
            <text:p><text:span text:style-name="T38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7" office:value-type="string" calcext:value-type="string">
            <text:p/>
            <text:p><text:span text:style-name="T1"> {3, 7, 11, </text:span><text:span text:style-name="T3">15</text:span><text:span text:style-name="T1">, 20, 23}</text:span></text:p>
            <text:p>Follow Up Tasks</text:p>
            <text:p/>
            <text:p><text:span text:style-name="T13"><text:a xlink:href="file:///home/mohamed/Desktop/windowOfFour/followUps.odt" xlink:type="simple">Follow Ups</text:a></text:span></text:p>
            <text:p/>
            <text:p><text:span text:style-name="T13">Add Job-seeking file</text:span></text:p>
            <text:p/>
            <text:p/>
          </table:table-cell>
          <table:table-cell table:style-name="ce7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4, 6, 9, 10, 13, 14, 17, 19, 21, 22}</text:span></text:p>
            <text:p><text:a xlink:href="#PLAN_Moedoro" xlink:type="simple">Moedoro System</text:a></text:p>
            <text:p/>
            <text:p>Fuyu's images</text:p>
          </table:table-cell>
        </table:table-row>
        <table:table-row table:style-name="ro27">
          <table:table-cell table:style-name="ce7" office:value-type="string" calcext:value-type="string">
            <text:p/>
            <text:p><text:span text:style-name="T1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27" office:value-type="string" calcext:value-type="string">
            <text:p/>
            <text:p><text:span text:style-name="T6">{</text:span><text:span text:style-name="T7">5</text:span><text:span text:style-name="T1">, 12, 18, 24}</text:span></text:p>
            <text:p><text:span text:style-name="T13">Highest Priority To Do</text:span></text:p>
            <text:p/>
            <text:p><text:span text:style-name="T27">Group Presentation</text:span></text:p>
            <text:p><text:span text:style-name="T27">Installing texlive</text:span></text:p>
            <text:p><text:span text:style-name="T40">1. The effect of NaCl</text:span></text:p>
            <text:p><text:span text:style-name="T40">2. DistanceMax, </text:span></text:p>
            <text:p><text:span text:style-name="T40">3. GreyWeighted, </text:span></text:p>
            <text:p><text:span text:style-name="T40">4. textureClustering.</text:span></text:p>
            <text:p><text:span text:style-name="T40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26" office:value-type="string" calcext:value-type="string">
            <text:p><text:span text:style-name="T39">2.</text:span><text:span text:style-name="T39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5">,</text:span><text:span text:style-name="T1"> </text:span><text:span text:style-name="T11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1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</text:span><text:span text:style-name="T2">6,</text:span><text:span text:style-name="T1"> </text:span><text:span text:style-name="T2">9</text:span><text:span text:style-name="T5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22}</text:span></text:p>
            <text:p>Quick Tool Improvements:</text:p>
            <text:p/>
            <text:p/>
            <text:p><text:span text:style-name="T13">Done Maven-Git (Readme file added)</text:span></text:p>
            <text:p><text:span text:style-name="T42">Next: Use embedded Databases (find the best)</text:span></text:p>
            <text:p/>
            <text:p><text:span text:style-name="T13">FillDatabase.java (addTask)</text:span></text:p>
            <text:p><text:span text:style-name="T13">ReadTableContents.java</text:span></text:p>
            <text:p><text:span text:style-name="T13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2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9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2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3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2">15</text:span><text:span text:style-name="T1">, </text:span><text:span text:style-name="T2">20</text:span><text:span text:style-name="T1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16">3. IND report new job (mtleis; H@)  ←</text:span></text:p>
            <text:p><text:span text:style-name="T16">Explore (Home 2</text:span><text:span text:style-name="T44">nd</text:span><text:span text:style-name="T16"> Column, Inkomen en vermogen)</text:span></text:p>
            <text:p><text:span text:style-name="T16">4. T-Mobile check facture</text:span></text:p>
            <text:p><text:span text:style-name="T16">5. All info (people get excel file) dis </text:span></text:p>
            <text:p><text:span text:style-name="T40">6. Organize/Clean Office </text:span></text:p>
            <text:p><text:span text:style-name="T45">7. Scan folders</text:span></text:p>
            <text:p><text:span text:style-name="T13">8. Dx orders</text:span></text:p>
            <text:p><text:span text:style-name="T13"><text:a xlink:href="file:///home/mohamed/Desktop/windowOfFour/automaticBackup.odt" xlink:type="simple">9. Automatic Backup (Daily)</text:a></text:span></text:p>
          </table:table-cell>
          <table:table-cell table:style-name="ce1"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 ,</text:span><text:span text:style-name="T2">21</text:span><text:span text:style-name="T1">, 22}</text:span></text:p>
            <text:p>Critical</text:p>
            <text:p>EDUCATION &amp; UrgentTasks</text:p>
            <text:p/>
            <text:p>1. YouTube Weka Videos (next : 1.5) ← </text:p>
            <text:p>2. JSP  </text:p>
            <text:p><text:a xlink:href="file:///home/mohamed/Desktop/windowOfFour/fijiCookbook.odt" xlink:type="simple">3. Fiji Cookbook Topics (Coloc)</text:a>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 → </text:p>
            <text:p/>
          </table:table-cell>
        </table:table-row>
        <table:table-row table:style-name="ro27">
          <table:table-cell table:style-name="ce1"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Distractions:</text:p>
            <text:p/>
            <text:p><text:span text:style-name="T16">2. OV-ChipKaart 8EUR refund </text:span></text:p>
            <text:p><text:span text:style-name="T16">(mtleis100, malak1990, Added more cards, check)</text:span></text:p>
            <text:p>3. ULCN pass (Saleh2014) into allInfo</text:p>
            <text:p><text:span text:style-name="T13">4. Read Job Contract</text:span></text:p>
            <text:p><text:span text:style-name="T16">5. Pension Letter / Pension Catalog int </text:span></text:p>
            <text:p><text:span text:style-name="T13">6. Read all mail letters </text:span></text:p>
            <text:p><text:span text:style-name="T13">7. Read Visio Papers </text:span></text:p>
            <text:p><text:span text:style-name="T13">8. Nuon Letter (3 checks email)</text:span></text:p>
            <text:p><text:span text:style-name="T13">9. Read Z&amp;Z magazine </text:span></text:p>
          </table:table-cell>
          <table:table-cell table:style-name="ce1" office:value-type="string" calcext:value-type="string">
            <text:p><text:span text:style-name="T1">{</text:span><text:span text:style-name="T2">5</text:span><text:span text:style-name="T1">, </text:span><text:span text:style-name="T2">12</text:span><text:span text:style-name="T1">,</text:span><text:span text:style-name="T2"> 18</text:span><text:span text:style-name="T1">, 24 }</text:span></text:p>
            <text:p>Interruptions</text:p>
            <text:p/>
            <text:p/>
            <text:p><text:span text:style-name="T16">1. Contact office (job help)</text:span></text:p>
            <text:p><text:span text:style-name="T16">Nov. 10 : </text:span><text:span text:style-name="T16"><text:a xlink:href="mailto:loopbaanadvies@bb.leidenuniv.nl" xlink:type="simple">loopbaanadvies@bb.leidenuniv.nl</text:a></text:span><text:span text:style-name="T16"> +CV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1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<text:span text:style-name="T46">Registration Link</text:span></text:p>
            <text:p><text:span text:style-name="T46"><text:a xlink:href="https://fd8.formdesk.com/universiteitutrecht/Yeasterday2014" xlink:type="simple">https://fd8.formdesk.com/universiteitutrecht/Yeasterday2014</text:a></text:span></text:p>
            <text:p/>
            <text:p><text:span text:style-name="T46">Abstract:</text:span></text:p>
            <text:p><text:span text:style-name="T46"><text:a xlink:href="file:///home/mohamed/mohamed/Phd_Research/Conferences/YeasterDay/abstract-yeasterday-Tleis.docx" xlink:type="simple">doc</text:a></text:span></text:p>
            <text:p/>
            <text:p><text:span text:style-name="T46">Contact:</text:span></text:p>
            <text:p><text:span text:style-name="T46"><text:a xlink:href="file:///home/mohamed/mohamed/Phd_Research/Conferences/YeasterDay/registering.eml" xlink:type="simple">email</text:a></text:span></text:p>
            <text:p><text:span text:style-name="T46">C.I.Rutten@uu.nl.</text:span></text:p>
            <text:p><text:span text:style-name="T46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2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2" office:value-type="string" calcext:value-type="string">
            <text:p>Structure Issues:</text:p>
            <text:p/>
            <text:p>4. print &amp; mark points to discuss</text:p>
          </table:table-cell>
          <table:table-cell table:style-name="ce2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11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8">2. Integrate into App</text:span></text:p>
            <text:p><text:span text:style-name="T28">DisMaxCSP to be added as new Segmentation Method</text:span></text:p>
            <text:p><text:span text:style-name="T28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3">test.segmentation.methods.distanceMaxima</text:span></text:p>
            <text:p><text:span text:style-name="T13">DisMaxCSP → Results very nice; </text:span></text:p>
            <text:p><text:span text:style-name="T13">But there are still double detections, </text:span></text:p>
            <text:p><text:span text:style-name="T13">and detections at non-Cell locations.</text:span></text:p>
            <text:p><text:span text:style-name="T13"> (filter by textures?; or by circularity?; </text:span></text:p>
            <text:p><text:span text:style-name="T13">few cases are still not detected). </text:span></text:p>
            <text:p><text:span text:style-name="T13">Balance between speed and accuracy.</text:span></text:p>
            <text:p><text:span text:style-name="T27">DisMaxCSP2 </text:span><text:span text:style-name="T13">to study results:</text:span></text:p>
            <text:p><text:span text:style-name="T13">1. Getting maxima average = 0.1 second</text:span></text:p>
            <text:p><text:span text:style-name="T13">2. Processing Points average = 0.6→0.8 second </text:span></text:p>
            <text:p><text:span text:style-name="T13">(should be per point)</text:span></text:p>
            <text:p><text:span text:style-name="T13">3. J48 classification of fwClass (good results)</text:span></text:p>
            <text:p/>
            <text:p><text:span text:style-name="T13">A Basic working model. DistanceMaxima.java DONE. </text:span></text:p>
            <text:p><text:span text:style-name="T13">Next Duplicate HoughCSP </text:span></text:p>
            <text:p><text:span text:style-name="T13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5"/>
        </table:table-row>
        <table:table-row table:style-name="ro5" table:number-rows-repeated="2">
          <table:table-cell table:style-name="ce12"/>
          <table:table-cell table:style-name="ce34"/>
        </table:table-row>
        <table:table-row table:style-name="ro5" table:number-rows-repeated="2">
          <table:table-cell table:style-name="ce12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2"/>
          <table:table-cell/>
        </table:table-row>
        <table:table-row table:style-name="ro5">
          <table:table-cell table:style-name="ce34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2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3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2">
          <table:table-cell/>
          <table:table-cell table:style-name="ce36"/>
        </table:table-row>
        <table:table-row table:style-name="ro5">
          <table:table-cell/>
          <table:table-cell table:style-name="ce38"/>
        </table:table-row>
        <table:table-row table:style-name="ro35">
          <table:table-cell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5:41:42.503551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15T18:13:05.095225299</dc:date>
    <dc:creator>Mohamed Tleis</dc:creator>
    <meta:editing-duration>P60DT5H46M34S</meta:editing-duration>
    <meta:editing-cycles>615</meta:editing-cycles>
    <meta:generator>LibreOffice/4.2.5.2$Linux_X86_64 LibreOffice_project/420m0$Build-2</meta:generator>
    <meta:document-statistic meta:table-count="23" meta:cell-count="301" meta:object-count="0"/>
  </office:meta>
</office:document-meta>
</file>